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23fc9" officeooo:paragraph-rsid="00123fc9"/>
    </style:style>
    <style:style style:name="P2" style:family="paragraph" style:parent-style-name="Standard">
      <style:paragraph-properties fo:text-align="center" style:justify-single-word="false"/>
      <style:text-properties fo:font-size="16pt" officeooo:rsid="0010b3c5" officeooo:paragraph-rsid="0010b3c5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123fc9" officeooo:paragraph-rsid="00123fc9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123fc9" officeooo:paragraph-rsid="00123fc9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officeooo:rsid="00123fc9" officeooo:paragraph-rsid="00123fc9"/>
    </style:style>
    <style:style style:name="P6" style:family="paragraph" style:parent-style-name="Standard">
      <style:paragraph-properties fo:text-align="start" style:justify-single-word="false"/>
      <style:text-properties fo:font-size="12pt" officeooo:rsid="00123fc9" officeooo:paragraph-rsid="00123fc9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officeooo:rsid="00125fd2" officeooo:paragraph-rsid="00125fd2"/>
    </style:style>
    <style:style style:name="P8" style:family="paragraph" style:parent-style-name="Standard">
      <style:paragraph-properties fo:text-align="start" style:justify-single-word="false"/>
      <style:text-properties fo:font-size="14pt" officeooo:rsid="00125fd2" officeooo:paragraph-rsid="00125fd2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125fd2"/>
    </style:style>
    <style:style style:name="T1" style:family="text">
      <style:text-properties officeooo:rsid="00125fd2"/>
    </style:style>
    <style:style style:name="T2" style:family="text">
      <style:text-properties fo:font-size="12pt" officeooo:rsid="00125f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Keywords</text:p>
      <text:p text:style-name="P2"/>
      <text:p text:style-name="P1">Statements:</text:p>
      <text:list xml:id="list2115800463" text:style-name="L1">
        <text:list-item>
          <text:p text:style-name="P3">SELECT</text:p>
        </text:list-item>
        <text:list-item>
          <text:p text:style-name="P3">CREATE TABLE</text:p>
        </text:list-item>
        <text:list-item>
          <text:p text:style-name="P3">DROP TABLE</text:p>
        </text:list-item>
        <text:list-item>
          <text:p text:style-name="P3">CREATE INDEX</text:p>
        </text:list-item>
        <text:list-item>
          <text:p text:style-name="P3">UPDATE</text:p>
        </text:list-item>
        <text:list-item>
          <text:p text:style-name="P3">DELETE</text:p>
        </text:list-item>
        <text:list-item>
          <text:p text:style-name="P3">INSERT INTO</text:p>
        </text:list-item>
        <text:list-item>
          <text:p text:style-name="P3">CREATE DATABASE</text:p>
        </text:list-item>
        <text:list-item>
          <text:p text:style-name="P3">DROP DATABASE</text:p>
        </text:list-item>
        <text:list-item>
          <text:p text:style-name="P3">COMMIT (CONCEPT)</text:p>
        </text:list-item>
        <text:list-item>
          <text:p text:style-name="P3">ROLLBACK (CONCEPT)</text:p>
          <text:p text:style-name="P3"/>
        </text:list-item>
      </text:list>
      <text:p text:style-name="P1">Clauses:</text:p>
      <text:list xml:id="list1320802670" text:style-name="L2">
        <text:list-item>
          <text:p text:style-name="P4">DISTINCT</text:p>
        </text:list-item>
        <text:list-item>
          <text:p text:style-name="P4">WHERE</text:p>
        </text:list-item>
        <text:list-item>
          <text:p text:style-name="P4">IN</text:p>
        </text:list-item>
        <text:list-item>
          <text:p text:style-name="P4">AND</text:p>
        </text:list-item>
        <text:list-item>
          <text:p text:style-name="P4">OR</text:p>
        </text:list-item>
        <text:list-item>
          <text:p text:style-name="P4">BETWEEN</text:p>
        </text:list-item>
        <text:list-item>
          <text:p text:style-name="P4">LIKE</text:p>
        </text:list-item>
        <text:list-item>
          <text:p text:style-name="P4">ORDER BY</text:p>
        </text:list-item>
        <text:list-item>
          <text:p text:style-name="P4">COUNT</text:p>
          <text:p text:style-name="P4"/>
        </text:list-item>
      </text:list>
      <text:p text:style-name="P1">Functions:</text:p>
      <text:list xml:id="list2178672274" text:style-name="L3">
        <text:list-item>
          <text:p text:style-name="P5">GROUP BY</text:p>
        </text:list-item>
        <text:list-item>
          <text:p text:style-name="P5">HAVING</text:p>
        </text:list-item>
        <text:list-item>
          <text:p text:style-name="P5">AVG</text:p>
        </text:list-item>
        <text:list-item>
          <text:p text:style-name="P5">COUNT</text:p>
        </text:list-item>
        <text:list-item>
          <text:p text:style-name="P5">MIN</text:p>
        </text:list-item>
        <text:list-item>
          <text:p text:style-name="P5">MAX</text:p>
        </text:list-item>
        <text:list-item>
          <text:p text:style-name="P5">SUM</text:p>
        </text:list-item>
      </text:list>
      <text:p text:style-name="P6"/>
      <text:p text:style-name="P8">WHERE vs. HAVING</text:p>
      <text:list xml:id="list1167168448" text:style-name="L4">
        <text:list-item>
          <text:p text:style-name="P7">HAVING functions similarly to WHERE, but is used for aggregates.</text:p>
          <text:list>
            <text:list-item>
              <text:p text:style-name="P7">SELECT users.id, users.name COUNT(posts.*) AS post_written</text:p>
              <text:p text:style-name="P7">FROM users</text:p>
              <text:p text:style-name="P9"><text:span text:style-name="T2">JOIN posts ON users.id = posts.user_id</text:span></text:p>
              <text:p text:style-name="P7">GROUP BY users.id</text:p>
              <text:p text:style-name="P7">HAVING posts_written &gt;= 10</text:p>
            </text:list-item>
          </text:list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41" meta:word-count="112" meta:character-count="506" meta:non-whitespace-character-count="468"/>
  </office:meta>
</office:document-meta>
</file>